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position="0% 100%" fo:font-size="20pt" style:text-underline-style="solid" style:text-underline-width="auto" style:text-underline-color="font-color" officeooo:rsid="001d2d99" officeooo:paragraph-rsid="001d2d99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6pt" style:text-underline-style="solid" style:text-underline-width="auto" style:text-underline-color="font-color" officeooo:rsid="001d2d99" officeooo:paragraph-rsid="001d2d99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normal" officeooo:rsid="001d2d99" officeooo:paragraph-rsid="001d2d99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d2d99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rsid="001d2d99" officeooo:paragraph-rsid="001d2d99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officeooo:rsid="001d2d99" officeooo:paragraph-rsid="001d2d9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d2d99" officeooo:paragraph-rsid="001d2d99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fo:font-weight="bold" officeooo:rsid="001d2d99" officeooo:paragraph-rsid="001d2d99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206ab2" officeooo:paragraph-rsid="00206ab2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6pt" style:text-underline-style="none" officeooo:rsid="001d2d99" officeooo:paragraph-rsid="001d2d99" style:font-size-asian="16pt" style:font-size-complex="16pt"/>
    </style:style>
    <style:style style:name="P13" style:family="paragraph" style:parent-style-name="Standard" style:list-style-name="L1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14" style:family="paragraph" style:parent-style-name="Standard" style:list-style-name="L2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15" style:family="paragraph" style:parent-style-name="Standard" style:list-style-name="L3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normal" officeooo:rsid="001d2d99" officeooo:paragraph-rsid="001d2d99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normal" officeooo:rsid="00206ab2" officeooo:paragraph-rsid="00206ab2" style:font-size-asian="16pt" style:font-weight-asian="normal" style:font-size-complex="16pt" style:font-weight-complex="normal"/>
    </style:style>
    <style:style style:name="P18" style:family="paragraph" style:parent-style-name="Standard" style:list-style-name="L4">
      <style:paragraph-properties fo:text-align="start" style:justify-single-word="false" style:writing-mode="lr-tb"/>
      <style:text-properties fo:font-weight="bold" officeooo:rsid="001d2d99" officeooo:paragraph-rsid="001d2d99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weight="bold" officeooo:rsid="0020c026" officeooo:paragraph-rsid="0020c026" style:font-weight-asian="bold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officeooo:rsid="00206ab2" officeooo:paragraph-rsid="00206ab2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206ab2"/>
    </style:style>
    <style:style style:name="P22" style:family="paragraph" style:parent-style-name="Standard">
      <style:paragraph-properties fo:text-align="start" style:justify-single-word="false" style:writing-mode="lr-tb"/>
      <style:text-properties fo:font-weight="normal" officeooo:rsid="0020c026" officeooo:paragraph-rsid="0020c02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0% 100%" fo:font-size="16pt" style:text-underline-style="none" fo:font-weight="bold" officeooo:rsid="001d2d99" style:font-size-asian="16pt" style:font-weight-asian="bold" style:font-size-complex="16pt" style:font-weight-complex="bold"/>
    </style:style>
    <style:style style:name="T3" style:family="text">
      <style:text-properties style:text-position="0% 100%" fo:font-size="16pt" style:text-underline-style="none" style:font-size-asian="16pt" style:font-size-complex="16pt"/>
    </style:style>
    <style:style style:name="T4" style:family="text">
      <style:text-properties style:text-position="0% 100%" style:font-name="Liberation Serif" fo:font-size="16pt" style:text-underline-style="none" fo:font-weight="bold" officeooo:rsid="001d2d99" style:font-size-asian="16pt" style:font-weight-asian="bold" style:font-size-complex="16pt" style:font-weight-complex="bold"/>
    </style:style>
    <style:style style:name="T5" style:family="text">
      <style:text-properties style:text-position="0% 100%" style:font-name="Liberation Serif" fo:font-size="16pt" style:text-underline-style="none" style:font-size-asian="16pt" style:font-size-complex="16pt"/>
    </style:style>
    <style:style style:name="T6" style:family="text">
      <style:text-properties style:text-position="0% 100%" style:font-name="Liberation Serif" fo:font-size="16pt" style:text-underline-style="none" officeooo:rsid="00206ab2" style:font-size-asian="16pt" style:font-size-complex="16pt"/>
    </style:style>
    <style:style style:name="T7" style:family="text">
      <style:text-properties style:text-position="0% 100%" style:font-name="Liberation Serif" fo:font-size="16pt" style:text-underline-style="none" officeooo:rsid="001d2d99" style:font-size-asian="16pt" style:font-size-complex="16pt"/>
    </style:style>
    <style:style style:name="T8" style:family="text">
      <style:text-properties style:text-position="0% 100%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T9" style:family="text">
      <style:text-properties style:text-position="0% 100%" style:font-name="Liberation Serif" fo:font-size="16pt" style:text-underline-style="none" fo:font-weight="normal" officeooo:rsid="001d2d99" style:font-size-asian="16pt" style:font-weight-asian="normal" style:font-size-complex="16pt" style:font-weight-complex="normal"/>
    </style:style>
    <style:style style:name="T10" style:family="text">
      <style:text-properties style:text-position="0% 100%" style:font-name="Liberation Serif" fo:font-size="16pt" style:text-underline-style="none" fo:font-weight="normal" officeooo:rsid="00206ab2" style:font-size-asian="16pt" style:font-weight-asian="normal" style:font-size-complex="16pt" style:font-weight-complex="normal"/>
    </style:style>
    <style:style style:name="T11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2" style:family="text">
      <style:text-properties officeooo:rsid="00206ab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ro n°<text:span text:style-name="T12">2</text:span> – <text:span text:style-name="T12">Samedi 7 Octobre</text:span> 2023</text:p>
      <text:p text:style-name="P2"/>
      <text:p text:style-name="P12"><text:s text:c="3"/></text:p>
      <text:list text:style-name="L1">
        <text:list-item>
          <text:p text:style-name="P13">Barème</text:p>
        </text:list-item>
      </text:list>
      <text:p text:style-name="P4"><text:tab/><text:tab/>- Exercice 1 : 5pts</text:p>
      <text:p text:style-name="P4"><text:tab/><text:tab/>- Exercice 2 : 7.5pts</text:p>
      <text:p text:style-name="P4"><text:tab/><text:tab/>- Exercice 3 : 7.5pts</text:p>
      <text:p text:style-name="P3"><text:span text:style-name="T1"/></text:p>
      <text:list text:style-name="L2">
        <text:list-item>
          <text:p text:style-name="P14">Exercice 1 – Traduction</text:p>
        </text:list-item>
      </text:list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Français</text:p>
          </table:table-cell>
          <table:table-cell table:style-name="Tableau1.B1" office:value-type="string">
            <text:p text:style-name="P10">Latviski</text:p>
          </table:table-cell>
        </table:table-row>
        <table:table-row>
          <table:table-cell table:style-name="Tableau1.A2" office:value-type="string">
            <text:p text:style-name="P11">Lumière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11">Paldies</text:p>
          </table:table-cell>
        </table:table-row>
        <table:table-row>
          <table:table-cell table:style-name="Tableau1.A2" office:value-type="string">
            <text:p text:style-name="P11">Et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11">Kur ?</text:p>
          </table:table-cell>
        </table:table-row>
        <table:table-row>
          <table:table-cell table:style-name="Tableau1.A2" office:value-type="string">
            <text:p text:style-name="P8">Voiture</text:p>
          </table:table-cell>
          <table:table-cell table:style-name="Tableau1.B2" office:value-type="string">
            <text:p text:style-name="P9"/>
          </table:table-cell>
        </table:table-row>
      </table:table>
      <text:p text:style-name="P4"/>
      <text:list text:style-name="L3">
        <text:list-item>
          <text:p text:style-name="P15">Exercice 2 – Du français au letton</text:p>
        </text:list-item>
      </text:list>
      <text:p text:style-name="P5"><text:span text:style-name="T2"><text:tab/><text:tab/><text:tab/> <text:s text:c="3"/>No</text:span><text:span text:style-name="T4"> fran</text:span><text:span text:style-name="T11">č</text:span><text:span text:style-name="T4">u </text:span><text:span text:style-name="T2">uz latviešu</text:span></text:p>
      <text:p text:style-name="P5"><text:span text:style-name="T2"/></text:p>
      <text:p text:style-name="P4">J’<text:span text:style-name="T12">étais</text:span> à la maison.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4"><text:span text:style-name="T12">Vous êtes</text:span> dans la voiture.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7">Ils sont dans l’arbre.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list text:style-name="L4">
        <text:list-item>
          <text:p text:style-name="P18"><text:soft-page-break/><text:span text:style-name="T3">Exercice 3 – Du letton au français</text:span></text:p>
        </text:list-item>
      </text:list>
      <text:p text:style-name="P7"><text:span text:style-name="T3"><text:tab/><text:tab/><text:tab/> <text:s text:c="3"/>No latviešu uz </text:span><text:span text:style-name="T5">franču</text:span></text:p>
      <text:p text:style-name="P7"><text:span text:style-name="T5"/></text:p>
      <text:p text:style-name="P20"><text:span text:style-name="T8">Kur ir</text:span><text:span text:style-name="T9"> ūden</text:span><text:span text:style-name="T8">s ?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21"><text:span text:style-name="T9">Vai tu e</text:span><text:span text:style-name="T10">si kaķis ?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21"><text:span text:style-name="T9">Kapēc </text:span><text:span text:style-name="T10">tu nebiji mājās ?</text:span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19"><text:span text:style-name="T6">B</text:span><text:span text:style-name="T5">ONUS (1 pts) :</text:span></text:p>
      <text:p text:style-name="P22"><text:span text:style-name="T5"/></text:p>
      <text:p text:style-name="P22"><text:span text:style-name="T5">Kur tu esi ? M</text:span><text:span text:style-name="T7">ē</text:span><text:span text:style-name="T5">s braucam 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3:05:18.324801881</meta:creation-date>
    <dc:date>2023-10-07T18:33:45.852576368</dc:date>
    <meta:editing-duration>PT32M54S</meta:editing-duration>
    <meta:editing-cycles>5</meta:editing-cycles>
    <meta:generator>LibreOffice/7.6.2.1$Linux_X86_64 LibreOffice_project/9d0b4c0791fc17bc4181a67fd90c5aaed576d1c0</meta:generator>
    <meta:document-statistic meta:table-count="1" meta:image-count="0" meta:object-count="0" meta:page-count="2" meta:paragraph-count="26" meta:word-count="95" meta:character-count="470" meta:non-whitespace-character-count="377"/>
  </office:meta>
</office:document-meta>
</file>